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8069in" table:align="left" style:writing-mode="lr-tb"/>
    </style:style>
    <style:style style:name="Table1.A" style:family="table-column">
      <style:table-column-properties style:column-width="2.903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P1" style:family="paragraph" style:parent-style-name="Standard">
      <style:paragraph-properties fo:text-align="center" style:justify-single-word="false">
        <style:tab-stops>
          <style:tab-stop style:position="0.5in"/>
        </style:tab-stops>
      </style:paragraph-properties>
      <style:text-properties fo:font-size="14pt" fo:font-style="normal" style:font-size-asian="14pt" style:font-style-asian="normal" style:font-size-complex="14pt" style:font-style-complex="normal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0.5in"/>
        </style:tab-stops>
      </style:paragraph-properties>
      <style:text-properties fo:font-size="14pt" fo:font-style="italic" style:font-size-asian="14pt" style:font-style-asian="italic" style:font-size-complex="14pt"/>
    </style:style>
    <style:style style:name="P4" style:family="paragraph" style:parent-style-name="Standard">
      <style:paragraph-properties fo:text-align="center" style:justify-single-word="false">
        <style:tab-stops>
          <style:tab-stop style:position="0.5in"/>
        </style:tab-stops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P5" style:family="paragraph" style:parent-style-name="Standard">
      <style:paragraph-properties>
        <style:tab-stops>
          <style:tab-stop style:position="0.5in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>
        <style:tab-stops>
          <style:tab-stop style:position="0.5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>
        <style:tab-stops>
          <style:tab-stop style:position="0.5in"/>
        </style:tab-stops>
      </style:paragraph-properties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22pt" fo:font-weight="bold" style:font-size-asian="22pt" style:font-weight-asian="bold" style:font-name-complex="Times New Roman" style:font-size-complex="22pt" style:font-weight-complex="bold"/>
    </style:style>
    <style:style style:name="P9" style:family="paragraph" style:parent-style-name="Standard">
      <style:paragraph-properties fo:text-align="center" style:justify-single-word="false">
        <style:tab-stops>
          <style:tab-stop style:position="0.5in"/>
        </style:tab-stops>
      </style:paragraph-properties>
      <style:text-properties fo:font-size="16pt" style:text-underline-style="solid" style:text-underline-width="auto" style:text-underline-color="font-color" style:font-size-asian="16pt" style:font-size-complex="16pt"/>
    </style:style>
    <style:style style:name="P10" style:family="paragraph" style:parent-style-name="Standard">
      <style:paragraph-properties fo:text-align="center" style:justify-single-word="false">
        <style:tab-stops>
          <style:tab-stop style:position="0.5in"/>
        </style:tab-stops>
      </style:paragraph-properties>
      <style:text-properties fo:font-size="6pt" style:text-underline-style="solid" style:text-underline-width="auto" style:text-underline-color="font-color" style:font-size-asian="6pt" style:font-size-complex="6pt"/>
    </style:style>
    <style:style style:name="P11" style:family="paragraph" style:parent-style-name="Standard">
      <style:paragraph-properties fo:text-align="center" style:justify-single-word="false">
        <style:tab-stops>
          <style:tab-stop style:position="0.5in"/>
        </style:tab-stops>
      </style:paragraph-properties>
      <style:text-properties fo:font-size="6pt" style:font-size-asian="6pt" style:font-size-complex="6pt"/>
    </style:style>
    <style:style style:name="P12" style:family="paragraph" style:parent-style-name="Standard">
      <style:paragraph-properties fo:text-align="center" style:justify-single-word="false">
        <style:tab-stops>
          <style:tab-stop style:position="0.5in"/>
        </style:tab-stops>
      </style:paragraph-properties>
      <style:text-properties fo:font-size="6pt" fo:font-style="normal" style:font-size-asian="6pt" style:font-style-asian="normal" style:font-size-complex="6pt" style:font-style-complex="normal"/>
    </style:style>
    <style:style style:name="P13" style:family="paragraph" style:parent-style-name="Standard">
      <style:paragraph-properties fo:text-align="center" style:justify-single-word="false">
        <style:tab-stops>
          <style:tab-stop style:position="0.5in"/>
        </style:tab-stops>
      </style:paragraph-properties>
      <style:text-properties fo:font-size="7pt" style:font-size-asian="7pt" style:font-size-complex="7pt"/>
    </style:style>
    <style:style style:name="P14" style:family="paragraph" style:parent-style-name="Standard">
      <style:paragraph-properties fo:text-align="center" style:justify-single-word="false">
        <style:tab-stops>
          <style:tab-stop style:position="0.5in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 style:font-name-complex="Times New Roman" style:font-size-complex="11pt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22pt" fo:font-weight="bold" style:font-size-asian="22pt" style:font-weight-asian="bold" style:font-name-complex="Times New Roman" style:font-size-complex="22pt" style:font-weight-complex="bold"/>
    </style:style>
    <style:style style:name="P16" style:family="paragraph" style:parent-style-name="Text_20_body">
      <style:paragraph-properties fo:text-align="center" style:justify-single-word="false">
        <style:tab-stops>
          <style:tab-stop style:position="0.5in"/>
        </style:tab-stops>
      </style:paragraph-properties>
      <style:text-properties fo:font-variant="normal" fo:text-transform="none" fo:color="#000000" style:font-name="Times New Roman" fo:font-size="11pt" fo:letter-spacing="normal" fo:font-style="normal" fo:font-weight="normal" style:font-size-asian="11pt" style:font-style-asian="normal" style:font-weight-asian="normal" style:font-name-complex="Times New Roman" style:font-size-complex="11pt"/>
    </style:style>
    <style:style style:name="P17" style:family="paragraph" style:parent-style-name="Text_20_body">
      <style:paragraph-properties style:line-height-at-least="0.1665in" fo:text-align="center" style:justify-single-word="false"/>
      <style:text-properties fo:font-variant="normal" fo:text-transform="none" fo:color="#000000" style:font-name="Times New Roman" fo:font-size="11pt" fo:letter-spacing="normal" fo:font-style="normal" fo:font-weight="normal" style:font-size-asian="11pt" style:font-style-asian="normal" style:font-weight-asian="normal" style:font-name-complex="Times New Roman" style:font-size-complex="11pt"/>
    </style:style>
    <style:style style:name="P18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1pt" fo:letter-spacing="normal" fo:font-style="normal" fo:font-weight="normal" style:font-size-asian="11pt" style:font-style-asian="normal" style:font-weight-asian="normal" style:font-name-complex="Times New Roman" style:font-size-complex="11pt" style:font-weight-complex="normal"/>
    </style:style>
    <style:style style:name="P19" style:family="paragraph" style:parent-style-name="Text_20_body">
      <style:paragraph-properties fo:text-align="center" style:justify-single-word="false">
        <style:tab-stops>
          <style:tab-stop style:position="0.5in"/>
        </style:tab-stops>
      </style:paragraph-properties>
    </style:style>
    <style:style style:name="P20" style:family="paragraph" style:parent-style-name="Text_20_body">
      <style:paragraph-properties fo:margin-top="0in" fo:margin-bottom="0.0835in" style:line-height-at-least="0.1665in" fo:text-align="center" style:justify-single-word="false"/>
      <style:text-properties fo:font-variant="normal" fo:text-transform="none" fo:color="#000000" style:font-name="Times New Roman" fo:font-size="11pt" fo:letter-spacing="normal" fo:font-style="normal" fo:font-weight="normal" style:font-size-asian="11pt" style:font-style-asian="normal" style:font-weight-asian="normal" style:font-name-complex="Times New Roman" style:font-size-complex="11pt"/>
    </style:style>
    <style:style style:name="P21" style:family="paragraph" style:parent-style-name="No_20_Spacing">
      <style:paragraph-properties fo:text-align="center" style:justify-single-word="false"/>
      <style:text-properties style:font-name="Times New Roman" fo:font-size="11pt" style:font-size-asian="11pt" style:font-name-complex="Times New Roman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Order of Service</text:p>
      <text:p text:style-name="P8">Mike Hughes</text:p>
      <text:p text:style-name="P2"/>
      <text:p text:style-name="P3">Music on Entry to the Chapel</text:p>
      <text:p text:style-name="P1">George Butterworth </text:p>
      <text:p text:style-name="P1">The Banks of Green Willow</text:p>
      <text:p text:style-name="P5"/>
      <text:p text:style-name="P6">Words of Welcome</text:p>
      <text:p text:style-name="P6"/>
      <text:p text:style-name="P6">Hymn</text:p>
      <text:p text:style-name="P9">I vow to Thee My Country</text:p>
      <text:p text:style-name="P10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6">I vow to thee, my country<text:line-break/>All earthly things above<text:line-break/>Entire and whole and perfect<text:line-break/>The service of my love</text:p>
            <text:p text:style-name="P17">The love that asks no questions<text:line-break/>The love that stands the test<text:line-break/>That lays upon the alter<text:line-break/>The dearest and the best</text:p>
            <text:p text:style-name="P17">The love that never falters<text:line-break/>The love that pays the price<text:line-break/>The love that makes undaunted<text:line-break/>The final sacrifice</text:p>
            <text:p text:style-name="P17">A love that asks no questions<text:line-break/>A love that stands the test<text:line-break/>That lays upon the alter<text:line-break/>The dearest and the best</text:p>
            <text:p text:style-name="P20">I vow to thee, my country<text:line-break/>All earthly things above<text:line-break/>Entire and whole and perfect<text:line-break/>The service of my love</text:p>
          </table:table-cell>
          <table:table-cell table:style-name="Table1.A1" office:value-type="string">
            <text:p text:style-name="P17">And there's another country<text:line-break/>I've heard of long ago<text:line-break/>Most dear to them that love her<text:line-break/>Most great to them that know</text:p>
            <text:p text:style-name="P17">We may not count her armies<text:line-break/>We may not see her King<text:line-break/>Her fortress is a faithful heart<text:line-break/>Her pride is suffering</text:p>
            <text:p text:style-name="P17">And soul by soul and silently<text:line-break/>Her shining bounds increase<text:line-break/>And her ways are ways of gentleness<text:line-break/>And all her paths are peace</text:p>
            <text:p text:style-name="P17">We may not count her armies<text:line-break/>We may not see her King<text:line-break/>Her fortress is a faithful heart<text:line-break/>Her pride is suffering</text:p>
            <text:p text:style-name="P20">And soul by soul and silently<text:line-break/>Her shining bounds increase<text:line-break/>And her ways are ways of gentleness<text:line-break/>And all her paths are peace</text:p>
          </table:table-cell>
        </table:table-row>
      </table:table>
      <text:p text:style-name="P19"/>
      <text:p text:style-name="P3">Paying Tribute -</text:p>
      <text:p text:style-name="P4">Remembering </text:p>
      <text:p text:style-name="P6">The Life of </text:p>
      <text:p text:style-name="P1">Mike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/>
      <text:p text:style-name="P4">Reflection Time &amp; Music</text:p>
      <text:p text:style-name="P6">Percy Granger -</text:p>
      <text:p text:style-name="P6">An English Country Garden</text:p>
      <text:p text:style-name="P13"/>
      <text:p text:style-name="P6">Prayers</text:p>
      <text:p text:style-name="P14">The Lord's Prayer</text:p>
      <text:p text:style-name="P21">Our Father, which art in heaven,<text:line-break/>Hallowed be thy Name.<text:line-break/>Thy Kingdom come.<text:line-break/>Thy will be done in earth,<text:line-break/>As it is in heaven.<text:line-break/>Give us this day our daily bread.<text:line-break/>And forgive us our trespasses,<text:line-break/>As we forgive them that trespass against us.<text:line-break/>And lead us not into temptation,<text:line-break/>But deliver us from evil.<text:line-break/>For thine is the kingdom,</text:p>
      <text:p text:style-name="P21">The power, and the glory,</text:p>
      <text:p text:style-name="P21">For ever and ever</text:p>
      <text:p text:style-name="P21"><text:tab/><text:tab/><text:tab/><text:tab/><text:tab/>Amen.</text:p>
      <text:p text:style-name="P11"/>
      <text:p text:style-name="P7">* Prayer 2 TBC. *</text:p>
      <text:p text:style-name="P11"/>
      <text:p text:style-name="P6">Hymn</text:p>
      <text:p text:style-name="P6">He Who Would Valiant Be</text:p>
      <text:p text:style-name="P18">He who would valiant be ’gainst all disaster,<text:line-break/>Let him in constancy follow the Master.<text:line-break/>There’s no discouragement shall make him once relent<text:line-break/>His first avowed intent to be a pilgrim.<text:line-break/><text:line-break/>Who so beset him round with dismal stories<text:line-break/>Do but themselves confound - his strength the more is.<text:line-break/>No foes shall stay his might; though he with giants fight,<text:line-break/>He will make good his right to be a pilgrim.<text:line-break/><text:line-break/>Since, Lord, Thou dost defend us with Thy Spirit,<text:line-break/>We know we at the end, shall life inherit.<text:line-break/>Then fancies flee away! I’ll fear not what men say,<text:line-break/>I’ll labor night and day to be a pilgrim</text:p>
      <text:p text:style-name="P1">Farewell</text:p>
      <text:p text:style-name="P12"/>
      <text:p text:style-name="P1">Closing Words</text:p>
      <text:p text:style-name="P11"/>
      <text:p text:style-name="P3">Music to Exit Chapel</text:p>
      <text:p text:style-name="P1">Vaughn Williams </text:p>
      <text:p text:style-name="P1">The Lark Ascendi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_20_Spacing" style:display-name="No Spacing" style:family="paragraph">
      <style:paragraph-properties fo:orphans="2" fo:widows="2" fo:hyphenation-ladder-count="no-limit"/>
      <style:text-properties style:use-window-font-color="true" style:font-name="Calibri" fo:font-size="11pt" fo:language="en" fo:country="GB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Hughes</meta:initial-creator>
    <meta:creation-date>2014-09-04T20:54:03</meta:creation-date>
    <dc:date>2014-09-04T21:03:39</dc:date>
    <dc:creator>Chris Hughes</dc:creator>
    <meta:editing-duration>P0D</meta:editing-duration>
    <meta:editing-cycles>1</meta:editing-cycles>
    <meta:document-statistic meta:table-count="1" meta:image-count="0" meta:object-count="0" meta:page-count="2" meta:paragraph-count="40" meta:word-count="466" meta:character-count="2424" meta:non-whitespace-character-count="1987"/>
    <meta:generator>LibreOffice/3.5$Linux_x86 LibreOffice_project/350m1$Build-2</meta:generator>
  </office:meta>
</office:document-meta>
</file>